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c9daf"/>
    </style:style>
    <style:style style:name="P2" style:family="paragraph" style:parent-style-name="Standard">
      <style:text-properties officeooo:paragraph-rsid="000f9ee2"/>
    </style:style>
    <style:style style:name="P3" style:family="paragraph" style:parent-style-name="Standard">
      <style:text-properties officeooo:rsid="000f9ee2" officeooo:paragraph-rsid="000f9ee2"/>
    </style:style>
    <style:style style:name="P4" style:family="paragraph" style:parent-style-name="Standard">
      <style:text-properties officeooo:rsid="0010a9a4" officeooo:paragraph-rsid="000f9ee2"/>
    </style:style>
    <style:style style:name="P5" style:family="paragraph" style:parent-style-name="Standard">
      <style:text-properties officeooo:paragraph-rsid="000c9daf"/>
    </style:style>
    <style:style style:name="P6" style:family="paragraph" style:parent-style-name="Standard">
      <style:text-properties officeooo:rsid="0013c658" officeooo:paragraph-rsid="0013c658"/>
    </style:style>
    <style:style style:name="P7" style:family="paragraph" style:parent-style-name="Heading_20_1" style:list-style-name="WWNum34">
      <style:text-properties officeooo:paragraph-rsid="000c9daf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c9daf"/>
    </style:style>
    <style:style style:name="T2" style:family="text">
      <style:text-properties officeooo:rsid="000f2e88"/>
    </style:style>
    <style:style style:name="T3" style:family="text">
      <style:text-properties officeooo:rsid="000f9ee2"/>
    </style:style>
    <style:style style:name="T4" style:family="text">
      <style:text-properties officeooo:rsid="0010a9a4"/>
    </style:style>
    <style:style style:name="T5" style:family="text">
      <style:text-properties officeooo:rsid="00117bfd"/>
    </style:style>
    <style:style style:name="T6" style:family="text">
      <style:text-properties officeooo:rsid="0013c658"/>
    </style: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9225170595210345" text:style-name="WWNum34">
        <text:list-item>
          <text:h text:style-name="P7" text:outline-level="1"><draw:ellipse text:anchor-type="char" draw:z-index="0" draw:name="Oval 318" draw:style-name="gr1" draw:text-style-name="P8" svg:width="0.2087in" svg:height="0.2504in" svg:x="5.7673in" svg:y="-0.5043in"><text:p/></draw:ellipse>ทฤษฎี<text:span text:style-name="T2">และเอกสาร</text:span>ที่เกี่ยวข้อง</text:h>
        </text:list-item>
      </text:list>
      <text:p text:style-name="P1"><text:bookmark-start text:name="_Toc349347823"/><text:bookmark-start text:name="_Toc349348014"/><text:bookmark-start text:name="_Toc349348082"/><text:bookmark-start text:name="_Toc349348587"/><text:bookmark-start text:name="_Toc349348658"/><text:bookmark-start text:name="_Toc349343929"/>ทฤษฎีที่เกี่ยวข้องที่นำมาใช้เป็นความรู้ในการพัฒน<text:span text:style-name="T1">าแอพพูดสื่อใจ </text:span>มีดังนี้</text:p>
      <text:p text:style-name="P1"><text:tab/>2.1 <text:s/>ระบบปฏิบัติการแอนดรอยด์</text:p>
      <text:p text:style-name="P1"><text:span text:style-name="T6"><text:tab/><text:tab/>2.1.1 ความหมายของระบบปฆิบัติการแอนดรอยด์</text:span></text:p>
      <text:p text:style-name="P6"><text:tab/><text:tab/>2.1.2 ประเภทของระบบปฏิบัติการแอนดรอยด์</text:p>
      <text:p text:style-name="P6"><text:tab/><text:tab/>2.1.3 สถาปัตยกรรมแอนดรอยด์</text:p>
      <text:p text:style-name="P6"><text:tab/><text:tab/>2.1.4 องค์ประกอบของแอนดรอยด์แอพพลิเคชัน</text:p>
      <text:p text:style-name="P3"><text:tab/>2.2 <text:s/>ภาษาจาวา</text:p>
      <text:p text:style-name="P2"><text:tab/><text:span text:style-name="T5">2.3 <text:s/>Android Activity และ Android Fragment</text:span></text:p>
      <text:p text:style-name="P3"><text:tab/>2.4 <text:s/>การออกแบบLayout .XML</text:p>
      <text:p text:style-name="P4"><text:tab/>2.5 <text:s/>API classes หลักที่เกี่ยวข้องกับโครงการ</text:p>
      <text:p text:style-name="P4"><text:tab/><text:tab/>2.5.1 Text to Speech</text:p>
      <text:p text:style-name="P2"><text:tab/><text:tab/><text:span text:style-name="T4">2.5.2 Speech to Text</text:span></text:p>
      <text:p text:style-name="P1"><text:tab/><text:tab/><text:span text:style-name="T3">2.5.3 Gestures <text:s/></text:span></text:p>
      <text:p text:style-name="P1"><text:tab/>2.<text:span text:style-name="T5">6</text:span> <text:s/><text:span text:style-name="T4">ฐานข้อมูลSQLite</text:span></text:p>
      <text:p text:style-name="P1"><text:tab/><text:span text:style-name="T3">2.7 <text:s/>ตัวอย่างโปรเจคGestures Builder</text:span></text:p>
      <text:h text:style-name="Heading_20_2" text:outline-level="2">2.1 <text:s/>ระบบปฏิบัติการแอนดรอยด์</text:h>
      <text:h text:style-name="Heading_20_2" text:outline-level="2"><text:tab/><text:tab/>2.1.1 ความหมายของระบบป<text:span text:style-name="T6">ฎิ</text:span>บัติการแอนดรอยด์</text:h>
      <text:h text:style-name="Heading_20_2" text:outline-level="2"><text:tab/><text:tab/>2.1.2 ประเภทของระบบปฏิบัติการแอนดรอยด์</text:h>
      <text:h text:style-name="Heading_20_2" text:outline-level="2"><text:tab/><text:tab/>2.1.3 สถาปัตยกรรมแอนดรอยด์</text:h>
      <text:h text:style-name="Heading_20_2" text:outline-level="2"><text:tab/><text:tab/>2.1.4 องค์ประกอบของแอนดรอยด์แอพพลิเคชัน</text:h>
      <text:h text:style-name="Heading_20_2" text:outline-level="2"><text:tab/>2.2 <text:s/>ภาษาจาวา</text:h>
      <text:h text:style-name="Heading_20_2" text:outline-level="2"><text:tab/><text:span text:style-name="T5">2.3 <text:s/>Android Activity และ Android Fragment</text:span></text:h>
      <text:h text:style-name="Heading_20_2" text:outline-level="2"><text:tab/>2.4 <text:s/>การออกแบบLayout .XML</text:h>
      <text:h text:style-name="Heading_20_2" text:outline-level="2"><text:tab/>2.5 <text:s/>API classes หลักที่เกี่ยวข้องกับโครงการ</text:h>
      <text:h text:style-name="Heading_20_2" text:outline-level="2"><text:tab/><text:tab/>2.5.1 Text to Speech</text:h>
      <text:h text:style-name="Heading_20_2" text:outline-level="2"><text:tab/><text:tab/><text:span text:style-name="T4">2.5.2 Speech to Text</text:span></text:h>
      <text:h text:style-name="Heading_20_2" text:outline-level="2"><text:tab/><text:tab/><text:span text:style-name="T3">2.5.3 Gestures <text:s/></text:span></text:h>
      <text:h text:style-name="Heading_20_2" text:outline-level="2"><text:tab/>2.<text:span text:style-name="T5">6</text:span> <text:s/><text:span text:style-name="T4">ฐานข้อมูลSQLite</text:span></text:h>
      <text:h text:style-name="Heading_20_2" text:outline-level="2"><text:tab/><text:span text:style-name="T3">2.7 <text:s/>ตัวอย่างโปรเจคGestures Builder</text:span></text:h>
      <text:h text:style-name="Heading_20_2" text:outline-level="2"><text:soft-page-break/></text:h>
      <text:h text:style-name="Heading_20_2" text:outline-level="2"><text:bookmark-end text:name="_Toc349343929"/><text:bookmark-end text:name="_Toc349348658"/><text:bookmark-end text:name="_Toc349348587"/><text:bookmark-end text:name="_Toc349348082"/><text:bookmark-end text:name="_Toc349348014"/><text:bookmark-end text:name="_Toc3493478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1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1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apple-converted-spa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 text:start-value="2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2:59:39.576908405</meta:creation-date>
    <dc:date>2017-06-09T14:46:10.584188639</dc:date>
    <meta:editing-duration>PT55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504" meta:character-count="871" meta:non-whitespace-character-count="759"/>
  </office:meta>
</office:document-meta>
</file>